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A80000697B00004F1DEFE5F45A.wm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292cm" svg:height="5.989cm" svg:x="1.548cm" svg:y="1.028cm">
          <draw:image xlink:href="Pictures/200000A80000697B00004F1DEFE5F45A.wmf" xlink:type="simple" xlink:show="embed" xlink:actuate="onLoad">
            <text:p/>
          </draw:image>
        </draw:frame>
        <draw:frame draw:style-name="gr2" draw:layer="layout" svg:width="2.057cm" svg:height="0.482cm" svg:x="3.804cm" svg:y="6.97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.155cm" svg:height="0.482cm" svg:x="0.866cm" svg:y="1.974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1-08-18T17:05:48</dc:date>
    <dc:creator>khalid khan</dc:creator>
    <meta:document-statistic meta:object-count="3"/>
    <meta:generator>OpenOffice.org/3.1$Linux OpenOffice.org_project/310m19$Build-9420</meta:generator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o math:stretchy="false">(</math:mo>
        <math:mrow>
          <math:mrow>
            <math:mi>A</math:mi>
            <math:mo math:stretchy="false">⋅</math:mo>
            <math:mi>t</math:mi>
          </math:mrow>
          <math:mo math:stretchy="false">/</math:mo>
          <math:mi>m</math:mi>
        </math:mrow>
        <math:mo math:stretchy="false">)</math:mo>
      </math:mrow>
    </math:mrow>
    <math:annotation math:encoding="StarMath 5.0">H (A cdot t /m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o math:stretchy="false">(</math:mo>
        <math:mi>T</math:mi>
        <math:mo math:stretchy="false">)</math:mo>
      </math:mrow>
    </math:mrow>
    <math:annotation math:encoding="StarMath 5.0">B (T)</math:annotation>
  </math:semantics>
</math:math>
</file>